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2bb" officeooo:paragraph-rsid="001252bb"/>
    </style:style>
    <style:style style:name="P2" style:family="paragraph" style:parent-style-name="Standard">
      <style:text-properties officeooo:rsid="001325df" officeooo:paragraph-rsid="001325df"/>
    </style:style>
    <style:style style:name="T1" style:family="text">
      <style:text-properties officeooo:rsid="0014c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Diary for Treadmill Controller</text:p>
      <text:p text:style-name="P1"/>
      <text:p text:style-name="P2">A little change for checking git: <text:span text:style-name="T1">2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3:52:33.609211470</meta:creation-date>
    <dc:date>2022-05-09T17:45:15.898877390</dc:date>
    <meta:editing-duration>PT4M59S</meta:editing-duration>
    <meta:editing-cycles>3</meta:editing-cycles>
    <meta:generator>LibreOffice/7.0.4.2$Linux_ARM_EABI LibreOffice_project/00$Build-2</meta:generator>
    <meta:document-statistic meta:table-count="0" meta:image-count="0" meta:object-count="0" meta:page-count="1" meta:paragraph-count="2" meta:word-count="12" meta:character-count="71" meta:non-whitespace-character-count="61"/>
  </office:meta>
</office:document-meta>
</file>